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4" style:family="paragraph" style:parent-style-name="Table_20_Contents">
      <style:text-properties officeooo:rsid="000a6063" officeooo:paragraph-rsid="000a6063"/>
    </style:style>
    <style:style style:name="P5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6" style:family="paragraph" style:parent-style-name="Standard">
      <style:paragraph-properties fo:text-align="center" style:justify-single-word="false"/>
      <style:text-properties fo:font-style="italic" officeooo:paragraph-rsid="000caff4" style:font-style-asian="italic" style:font-style-complex="italic"/>
    </style:style>
    <style:style style:name="P7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caff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Orari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2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1">'utente a</text:span>ccede alla sezione per la gestione dell<text:span text:style-name="T2">'orario del proprio figlio</text:span>.</text:p>
            <text:p text:style-name="P2"/>
            <text:p text:style-name="P3"><text:span text:style-name="T2">2. il sistema </text:span><text:span text:style-name="T3">mostra</text:span><text:span text:style-name="T2"> le opzioni </text:span><text:span text:style-name="T3">possibili</text:span><text:span text:style-name="T2"> per </text:span><text:span text:style-name="T3">la modifica</text:span><text:span text:style-name="T2"> </text:span><text:span text:style-name="T3">del</text:span><text:span text:style-name="T2">l'orario.</text:span></text:p>
            <text:p text:style-name="P4"/>
            <text:p text:style-name="P4">3. l'utente setta le nuove impostazioni.</text:p>
            <text:p text:style-name="P4"/>
            <text:p text:style-name="P5">4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utente</text:span> <text:span text:style-name="T2">visualizza il nuovo orari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419531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<text:span text:style-name="T4">UC14: Permette ai genitori degli iscritti di modificare l'orario dei propri figli scegliendo tra le fasce consent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6</meta:editing-cycles>
    <meta:generator>LibreOffice/3.6$Windows_x86 LibreOffice_project/da8c1e6-fd468f4-454e206-f42a4a9-143cfd</meta:generator>
    <dc:date>2012-10-19T12:29:42.01</dc:date>
    <meta:document-statistic meta:table-count="1" meta:image-count="0" meta:object-count="0" meta:page-count="1" meta:paragraph-count="17" meta:word-count="111" meta:character-count="742" meta:non-whitespace-character-count="647"/>
    <meta:user-defined meta:name="Info 1"/>
    <meta:user-defined meta:name="Info 2"/>
    <meta:user-defined meta:name="Info 3"/>
    <meta:user-defined meta:name="Info 4"/>
  </office:meta>
</office:document-meta>
</file>